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cm" fo:min-width="1.45cm"/>
    </style:style>
    <style:style style:name="gr5" style:family="graphic" style:parent-style-name="standard">
      <style:graphic-properties draw:textarea-horizontal-align="justify" draw:textarea-vertical-align="middle" draw:auto-grow-height="false" fo:min-height="0.946cm" fo:min-width="3.5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6cm" svg:height="2.4cm" svg:x="7.1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6cm" svg:height="2.4cm" svg:x="7.2cm" svg:y="25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8cm" svg:height="2cm" svg:x="7.5cm" svg:y="5.1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4cm" svg:y1="4.2cm" svg:x2="10.4cm" svg:y2="5.1cm" draw:start-shape="id1" draw:start-glue-point="8" draw:end-shape="id2" svg:d="M10400 4200v900" svg:viewBox="0 0 1 901">
          <text:p/>
        </draw:connector>
        <draw:custom-shape draw:style-name="gr2" draw:text-style-name="P1" xml:id="id3" draw:id="id3" draw:layer="layout" svg:width="5.8cm" svg:height="2cm" svg:x="7.5cm" svg:y="7.9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4cm" svg:y1="7.1cm" svg:x2="10.4cm" svg:y2="7.9cm" draw:start-shape="id2" draw:start-glue-point="2" draw:end-shape="id3" draw:end-glue-point="0" svg:d="M10400 7100v800" svg:viewBox="0 0 1 801">
          <text:p/>
        </draw:connector>
        <draw:custom-shape draw:style-name="gr4" draw:text-style-name="P1" xml:id="id4" draw:id="id4" draw:layer="layout" svg:width="3.9cm" svg:height="3.7cm" svg:x="8.5cm" svg:y="11.3cm">
          <text:p text:style-name="P1">i &lt;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4cm" svg:y1="9.9cm" svg:x2="10.45cm" svg:y2="11.3cm" draw:start-shape="id3" draw:start-glue-point="2" draw:end-shape="id4" draw:end-glue-point="4" svg:d="M10400 9900l50 1400" svg:viewBox="0 0 51 1401">
          <text:p/>
        </draw:connector>
        <draw:custom-shape draw:style-name="gr5" draw:text-style-name="P1" draw:layer="layout" svg:width="6.5cm" svg:height="1.9cm" svg:x="12.4cm" svg:y="16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03.454412501</meta:creation-date>
    <meta:generator>LibreOffice/6.0.7.3$Linux_X86_64 LibreOffice_project/00m0$Build-3</meta:generator>
    <dc:date>2019-11-07T12:35:30.680861143</dc:date>
    <meta:editing-duration>PT5M27S</meta:editing-duration>
    <meta:editing-cycles>1</meta:editing-cycles>
    <meta:document-statistic meta:object-count="9"/>
  </office:meta>
</office:document-meta>
</file>